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333" calcext:value-type="float">
            <text:p>6333</text:p>
          </table:table-cell>
          <table:table-cell office:value-type="float" office:value="5102" calcext:value-type="float">
            <text:p>5102</text:p>
          </table:table-cell>
          <table:table-cell office:value-type="float" office:value="6673" calcext:value-type="float">
            <text:p>6673</text:p>
          </table:table-cell>
          <table:table-cell office:value-type="float" office:value="3126" calcext:value-type="float">
            <text:p>3126</text:p>
          </table:table-cell>
          <table:table-cell office:value-type="float" office:value="4071" calcext:value-type="float">
            <text:p>4071</text:p>
          </table:table-cell>
          <table:table-cell office:value-type="float" office:value="6383" calcext:value-type="float">
            <text:p>6383</text:p>
          </table:table-cell>
          <table:table-cell office:value-type="float" office:value="6357" calcext:value-type="float">
            <text:p>6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69" calcext:value-type="float">
            <text:p>869</text:p>
          </table:table-cell>
          <table:table-cell office:value-type="float" office:value="1012" calcext:value-type="float">
            <text:p>1012</text:p>
          </table:table-cell>
          <table:table-cell office:value-type="float" office:value="1204" calcext:value-type="float">
            <text:p>1204</text:p>
          </table:table-cell>
          <table:table-cell office:value-type="float" office:value="833" calcext:value-type="float">
            <text:p>833</text:p>
          </table:table-cell>
          <table:table-cell office:value-type="float" office:value="766" calcext:value-type="float">
            <text:p>766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88" calcext:value-type="float">
            <text:p>788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7.28768699654776" calcext:value-type="percentage">
            <text:p>728.77%</text:p>
          </table:table-cell>
          <table:table-cell table:style-name="ce1" table:formula="of:=[.C2]/[.C3]" office:value-type="percentage" office:value="5.04150197628459" calcext:value-type="percentage">
            <text:p>504.15%</text:p>
          </table:table-cell>
          <table:table-cell table:style-name="ce1" table:formula="of:=[.D2]/[.D3]" office:value-type="percentage" office:value="5.54235880398671" calcext:value-type="percentage">
            <text:p>554.24%</text:p>
          </table:table-cell>
          <table:table-cell table:style-name="ce1" table:formula="of:=[.E2]/[.E3]" office:value-type="percentage" office:value="3.75270108043217" calcext:value-type="percentage">
            <text:p>375.27%</text:p>
          </table:table-cell>
          <table:table-cell table:style-name="ce1" table:formula="of:=[.F2]/[.F3]" office:value-type="percentage" office:value="5.31462140992167" calcext:value-type="percentage">
            <text:p>531.46%</text:p>
          </table:table-cell>
          <table:table-cell table:style-name="ce1" table:formula="of:=[.G2]/[.G3]" office:value-type="percentage" office:value="6.76882290562036" calcext:value-type="percentage">
            <text:p>676.88%</text:p>
          </table:table-cell>
          <table:table-cell table:style-name="ce1" table:formula="of:=[.H2]/[.H3]" office:value-type="percentage" office:value="7.42640186915888" calcext:value-type="percentage">
            <text:p>742.6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03680203045685" calcext:value-type="percentage">
            <text:p>803.68%</text:p>
          </table:table-cell>
          <table:table-cell table:style-name="ce1" table:formula="of:=[.C2]/[.C4]" office:value-type="percentage" office:value="5.42189160467588" calcext:value-type="percentage">
            <text:p>542.19%</text:p>
          </table:table-cell>
          <table:table-cell table:style-name="ce1" table:formula="of:=[.D2]/[.D4]" office:value-type="percentage" office:value="7.71445086705202" calcext:value-type="percentage">
            <text:p>771.45%</text:p>
          </table:table-cell>
          <table:table-cell table:style-name="ce1" table:formula="of:=[.E2]/[.E4]" office:value-type="percentage" office:value="5.7043795620438" calcext:value-type="percentage">
            <text:p>570.44%</text:p>
          </table:table-cell>
          <table:table-cell table:style-name="ce1" table:formula="of:=[.F2]/[.F4]" office:value-type="percentage" office:value="6.72892561983471" calcext:value-type="percentage">
            <text:p>672.89%</text:p>
          </table:table-cell>
          <table:table-cell table:style-name="ce1" table:formula="of:=[.G2]/[.G4]" office:value-type="percentage" office:value="7.1638608305275" calcext:value-type="percentage">
            <text:p>716.39%</text:p>
          </table:table-cell>
          <table:table-cell table:style-name="ce1" table:formula="of:=[.H2]/[.H4]" office:value-type="percentage" office:value="7.91656288916563" calcext:value-type="percentage">
            <text:p>791.6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14" calcext:value-type="float">
            <text:p>1614</text:p>
          </table:table-cell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float" office:value="1520" calcext:value-type="float">
            <text:p>1520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615" calcext:value-type="float">
            <text:p>1615</text:p>
          </table:table-cell>
          <table:table-cell office:value-type="float" office:value="955" calcext:value-type="float">
            <text:p>955</text:p>
          </table:table-cell>
          <table:table-cell office:value-type="float" office:value="994" calcext:value-type="float">
            <text:p>994</text:p>
          </table:table-cell>
          <table:table-cell office:value-type="float" office:value="1523" calcext:value-type="float">
            <text:p>1523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97" calcext:value-type="float">
            <text:p>1597</text:p>
          </table:table-cell>
          <table:table-cell office:value-type="float" office:value="989" calcext:value-type="float">
            <text:p>989</text:p>
          </table:table-cell>
          <table:table-cell office:value-type="float" office:value="997" calcext:value-type="float">
            <text:p>997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0061957868649" calcext:value-type="percentage">
            <text:p>100.06%</text:p>
          </table:table-cell>
          <table:table-cell table:style-name="ce1" table:formula="of:=[.C$3]/[.C$2]" office:value-type="percentage" office:value="0.979487179487179" calcext:value-type="percentage">
            <text:p>97.95%</text:p>
          </table:table-cell>
          <table:table-cell table:style-name="ce1" table:formula="of:=[.D$3]/[.D$2]" office:value-type="percentage" office:value="0.988071570576541" calcext:value-type="percentage">
            <text:p>98.81%</text:p>
          </table:table-cell>
          <table:table-cell table:style-name="ce1" table:formula="of:=[.E$3]/[.E$2]" office:value-type="percentage" office:value="1.00197368421053" calcext:value-type="percentage">
            <text:p>100.20%</text:p>
          </table:table-cell>
          <table:table-cell table:style-name="ce1" table:formula="of:=[.F$3]/[.F$2]" office:value-type="percentage" office:value="0.988946684005202" calcext:value-type="percentage">
            <text:p>98.8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89467162329616" calcext:value-type="percentage">
            <text:p>98.95%</text:p>
          </table:table-cell>
          <table:table-cell table:style-name="ce1" table:formula="of:=[.C4]/[.C$2]" office:value-type="percentage" office:value="1.01435897435897" calcext:value-type="percentage">
            <text:p>101.44%</text:p>
          </table:table-cell>
          <table:table-cell table:style-name="ce1" table:formula="of:=[.D4]/[.D$2]" office:value-type="percentage" office:value="0.991053677932406" calcext:value-type="percentage">
            <text:p>99.11%</text:p>
          </table:table-cell>
          <table:table-cell table:style-name="ce1" table:formula="of:=[.E4]/[.E$2]" office:value-type="percentage" office:value="1.02894736842105" calcext:value-type="percentage">
            <text:p>102.89%</text:p>
          </table:table-cell>
          <table:table-cell table:style-name="ce1" table:formula="of:=[.F4]/[.F$2]" office:value-type="percentage" office:value="1.00585175552666" calcext:value-type="percentage">
            <text:p>100.59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5.95363709032774" calcext:value-type="percentage">
            <text:p>595.3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3.80777096114519" calcext:value-type="percentage">
            <text:p>380.78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6.785" calcext:value-type="float">
            <text:p>46.785</text:p>
          </table:table-cell>
          <table:table-cell office:value-type="float" office:value="49.115" calcext:value-type="float">
            <text:p>49.115</text:p>
          </table:table-cell>
          <table:table-cell office:value-type="float" office:value="46.152" calcext:value-type="float">
            <text:p>46.152</text:p>
          </table:table-cell>
          <table:table-cell office:value-type="float" office:value="41.108" calcext:value-type="float">
            <text:p>41.108</text:p>
          </table:table-cell>
          <table:table-cell office:value-type="float" office:value="43.396" calcext:value-type="float">
            <text:p>43.396</text:p>
          </table:table-cell>
          <table:table-cell office:value-type="float" office:value="48.352" calcext:value-type="float">
            <text:p>48.352</text:p>
          </table:table-cell>
          <table:table-cell office:value-type="float" office:value="46.785" calcext:value-type="float">
            <text:p>46.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425" calcext:value-type="float">
            <text:p>9.425</text:p>
          </table:table-cell>
          <table:table-cell office:value-type="float" office:value="16.083" calcext:value-type="float">
            <text:p>16.083</text:p>
          </table:table-cell>
          <table:table-cell office:value-type="float" office:value="17.376" calcext:value-type="float">
            <text:p>17.376</text:p>
          </table:table-cell>
          <table:table-cell office:value-type="float" office:value="17.825" calcext:value-type="float">
            <text:p>17.825</text:p>
          </table:table-cell>
          <table:table-cell office:value-type="float" office:value="17.567" calcext:value-type="float">
            <text:p>17.567</text:p>
          </table:table-cell>
          <table:table-cell office:value-type="float" office:value="10.328" calcext:value-type="float">
            <text:p>10.328</text:p>
          </table:table-cell>
          <table:table-cell office:value-type="float" office:value="9.382" calcext:value-type="float">
            <text:p>9.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393" calcext:value-type="float">
            <text:p>4.393</text:p>
          </table:table-cell>
          <table:table-cell office:value-type="float" office:value="5.005" calcext:value-type="float">
            <text:p>5.005</text:p>
          </table:table-cell>
          <table:table-cell office:value-type="float" office:value="4.787" calcext:value-type="float">
            <text:p>4.787</text:p>
          </table:table-cell>
          <table:table-cell office:value-type="float" office:value="4.629" calcext:value-type="float">
            <text:p>4.629</text:p>
          </table:table-cell>
          <table:table-cell office:value-type="float" office:value="6.036" calcext:value-type="float">
            <text:p>6.036</text:p>
          </table:table-cell>
          <table:table-cell office:value-type="float" office:value="4.59" calcext:value-type="float">
            <text:p>4.59</text:p>
          </table:table-cell>
          <table:table-cell office:value-type="float" office:value="4.327" calcext:value-type="float">
            <text:p>4.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32" calcext:value-type="float">
            <text:p>4.832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96392572944297" calcext:value-type="percentage">
            <text:p>496.39%</text:p>
          </table:table-cell>
          <table:table-cell table:style-name="ce1" table:formula="of:=[.C2]/[.C3]" office:value-type="percentage" office:value="3.05384567555804" calcext:value-type="percentage">
            <text:p>305.38%</text:p>
          </table:table-cell>
          <table:table-cell table:style-name="ce1" table:formula="of:=[.D2]/[.D3]" office:value-type="percentage" office:value="2.6560773480663" calcext:value-type="percentage">
            <text:p>265.61%</text:p>
          </table:table-cell>
          <table:table-cell table:style-name="ce1" table:formula="of:=[.E2]/[.E3]" office:value-type="percentage" office:value="2.30619915848527" calcext:value-type="percentage">
            <text:p>230.62%</text:p>
          </table:table-cell>
          <table:table-cell table:style-name="ce1" table:formula="of:=[.F2]/[.F3]" office:value-type="percentage" office:value="2.47031365628736" calcext:value-type="percentage">
            <text:p>247.03%</text:p>
          </table:table-cell>
          <table:table-cell table:style-name="ce1" table:formula="of:=[.G2]/[.G3]" office:value-type="percentage" office:value="4.68164213787761" calcext:value-type="percentage">
            <text:p>468.16%</text:p>
          </table:table-cell>
          <table:table-cell table:style-name="ce1" table:formula="of:=[.H2]/[.H3]" office:value-type="percentage" office:value="4.98667661479429" calcext:value-type="percentage">
            <text:p>498.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0.6498975643069" calcext:value-type="percentage">
            <text:p>1064.99%</text:p>
          </table:table-cell>
          <table:table-cell table:style-name="ce1" table:formula="of:=[.C2]/[.C4]" office:value-type="percentage" office:value="9.81318681318681" calcext:value-type="percentage">
            <text:p>981.32%</text:p>
          </table:table-cell>
          <table:table-cell table:style-name="ce1" table:formula="of:=[.D2]/[.D4]" office:value-type="percentage" office:value="9.64111134322122" calcext:value-type="percentage">
            <text:p>964.11%</text:p>
          </table:table-cell>
          <table:table-cell table:style-name="ce1" table:formula="of:=[.E2]/[.E4]" office:value-type="percentage" office:value="8.88053575286239" calcext:value-type="percentage">
            <text:p>888.05%</text:p>
          </table:table-cell>
          <table:table-cell table:style-name="ce1" table:formula="of:=[.F2]/[.F4]" office:value-type="percentage" office:value="7.1895294897283" calcext:value-type="percentage">
            <text:p>718.95%</text:p>
          </table:table-cell>
          <table:table-cell table:style-name="ce1" table:formula="of:=[.G2]/[.G4]" office:value-type="percentage" office:value="10.5342047930283" calcext:value-type="percentage">
            <text:p>1053.42%</text:p>
          </table:table-cell>
          <table:table-cell table:style-name="ce1" table:formula="of:=[.H2]/[.H4]" office:value-type="percentage" office:value="10.8123411139358" calcext:value-type="percentage">
            <text:p>1081.23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088.51" calcext:value-type="float">
            <text:p>1088.51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.38" calcext:value-type="float">
            <text:p>253.3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88" calcext:value-type="float">
            <text:p>186.8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29595863919804" calcext:value-type="percentage">
            <text:p>429.60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5.82464683219178" calcext:value-type="percentage">
            <text:p>582.46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3:24:16.3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03:08:34.718810264</meta:creation-date>
    <dc:date>2021-09-28T04:37:26.265000000</dc:date>
    <meta:editing-duration>PT3H27M29S</meta:editing-duration>
    <meta:editing-cycles>30</meta:editing-cycles>
    <meta:generator>LibreOffice/7.2.0.4$Windows_X86_64 LibreOffice_project/9a9c6381e3f7a62afc1329bd359cc48accb6435b</meta:generator>
    <meta:document-statistic meta:table-count="7" meta:cell-count="233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6333">
                <text:p>6333</text:p>
                <draw:g>
                  <svg:desc>'Checksums (x64)'.B2:'Checksums (x64)'.H2</svg:desc>
                </draw:g>
              </table:table-cell>
              <table:table-cell office:value-type="float" office:value="5102">
                <text:p>5102</text:p>
              </table:table-cell>
              <table:table-cell office:value-type="float" office:value="6673">
                <text:p>6673</text:p>
              </table:table-cell>
              <table:table-cell office:value-type="float" office:value="3126">
                <text:p>3126</text:p>
              </table:table-cell>
              <table:table-cell office:value-type="float" office:value="4071">
                <text:p>4071</text:p>
              </table:table-cell>
              <table:table-cell office:value-type="float" office:value="6383">
                <text:p>638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869">
                <text:p>869</text:p>
                <draw:g>
                  <svg:desc>'Checksums (x64)'.B3:'Checksums (x64)'.H3</svg:desc>
                </draw:g>
              </table:table-cell>
              <table:table-cell office:value-type="float" office:value="1012">
                <text:p>1012</text:p>
              </table:table-cell>
              <table:table-cell office:value-type="float" office:value="1204">
                <text:p>1204</text:p>
              </table:table-cell>
              <table:table-cell office:value-type="float" office:value="833">
                <text:p>833</text:p>
              </table:table-cell>
              <table:table-cell office:value-type="float" office:value="766">
                <text:p>766</text:p>
              </table:table-cell>
              <table:table-cell office:value-type="float" office:value="943">
                <text:p>94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788">
                <text:p>788</text:p>
                <draw:g>
                  <svg:desc>'Checksums (x64)'.B4:'Checksums (x64)'.H4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865">
                <text:p>865</text:p>
              </table:table-cell>
              <table:table-cell office:value-type="float" office:value="548">
                <text:p>548</text:p>
              </table:table-cell>
              <table:table-cell office:value-type="float" office:value="605">
                <text:p>605</text:p>
              </table:table-cell>
              <table:table-cell office:value-type="float" office:value="891">
                <text:p>89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1088.51">
                <text:p>1088.51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53.38">
                <text:p>253.3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6.88">
                <text:p>186.8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4.16">
                <text:p>64.16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1.951cm" svg:y="0.197cm" svg:width="12.845cm" svg:height="7.221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7.28768699654776">
                <text:p>7.28768699654776</text:p>
                <draw:g>
                  <svg:desc>'Checksums (x64)'.B10:'Checksums (x64)'.H10</svg:desc>
                </draw:g>
              </table:table-cell>
              <table:table-cell office:value-type="float" office:value="5.04150197628459">
                <text:p>5.04150197628459</text:p>
              </table:table-cell>
              <table:table-cell office:value-type="float" office:value="5.54235880398671">
                <text:p>5.54235880398671</text:p>
              </table:table-cell>
              <table:table-cell office:value-type="float" office:value="3.75270108043217">
                <text:p>3.75270108043217</text:p>
              </table:table-cell>
              <table:table-cell office:value-type="float" office:value="5.31462140992167">
                <text:p>5.31462140992167</text:p>
              </table:table-cell>
              <table:table-cell office:value-type="float" office:value="6.76882290562036">
                <text:p>6.76882290562036</text:p>
              </table:table-cell>
              <table:table-cell office:value-type="float" office:value="7.42640186915888">
                <text:p>7.42640186915888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8.03680203045685">
                <text:p>8.03680203045685</text:p>
                <draw:g>
                  <svg:desc>'Checksums (x64)'.B11:'Checksums (x64)'.H11</svg:desc>
                </draw:g>
              </table:table-cell>
              <table:table-cell office:value-type="float" office:value="5.42189160467588">
                <text:p>5.42189160467588</text:p>
              </table:table-cell>
              <table:table-cell office:value-type="float" office:value="7.71445086705202">
                <text:p>7.71445086705202</text:p>
              </table:table-cell>
              <table:table-cell office:value-type="float" office:value="5.7043795620438">
                <text:p>5.7043795620438</text:p>
              </table:table-cell>
              <table:table-cell office:value-type="float" office:value="6.72892561983471">
                <text:p>6.72892561983471</text:p>
              </table:table-cell>
              <table:table-cell office:value-type="float" office:value="7.1638608305275">
                <text:p>7.1638608305275</text:p>
              </table:table-cell>
              <table:table-cell office:value-type="float" office:value="7.91656288916563">
                <text:p>7.91656288916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14">
                <text:p>1614</text:p>
                <draw:g>
                  <svg:desc>'Hashes (x64)'.B2:'Hashes (x64)'.F2</svg:desc>
                </draw:g>
              </table:table-cell>
              <table:table-cell office:value-type="float" office:value="975">
                <text:p>975</text:p>
              </table:table-cell>
              <table:table-cell office:value-type="float" office:value="1006">
                <text:p>1006</text:p>
              </table:table-cell>
              <table:table-cell office:value-type="float" office:value="1520">
                <text:p>152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615">
                <text:p>1615</text:p>
                <draw:g>
                  <svg:desc>'Hashes (x64)'.B3:'Hashes (x64)'.F3</svg:desc>
                </draw:g>
              </table:table-cell>
              <table:table-cell office:value-type="float" office:value="955">
                <text:p>955</text:p>
              </table:table-cell>
              <table:table-cell office:value-type="float" office:value="994">
                <text:p>994</text:p>
              </table:table-cell>
              <table:table-cell office:value-type="float" office:value="1523">
                <text:p>152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597">
                <text:p>1597</text:p>
                <draw:g>
                  <svg:desc>'Hashes (x64)'.B4:'Hashes (x64)'.F4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997">
                <text:p>997</text:p>
              </table:table-cell>
              <table:table-cell office:value-type="float" office:value="1564">
                <text:p>1564</text:p>
              </table:table-cell>
              <table:table-cell office:value-type="float" office:value="1547">
                <text:p>1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74.48">
                <text:p>74.48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51">
                <text:p>12.51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56">
                <text:p>19.56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5.49">
                <text:p>15.49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46.785">
                <text:p>46.785</text:p>
                <draw:g>
                  <svg:desc>'Checksums (arm64)'.B2:'Checksums (arm64)'.H2</svg:desc>
                </draw:g>
              </table:table-cell>
              <table:table-cell office:value-type="float" office:value="49.115">
                <text:p>49.115</text:p>
              </table:table-cell>
              <table:table-cell office:value-type="float" office:value="46.152">
                <text:p>46.152</text:p>
              </table:table-cell>
              <table:table-cell office:value-type="float" office:value="41.108">
                <text:p>41.108</text:p>
              </table:table-cell>
              <table:table-cell office:value-type="float" office:value="43.396">
                <text:p>43.396</text:p>
              </table:table-cell>
              <table:table-cell office:value-type="float" office:value="48.352">
                <text:p>48.352</text:p>
              </table:table-cell>
              <table:table-cell office:value-type="float" office:value="46.785">
                <text:p>46.785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425">
                <text:p>9.425</text:p>
                <draw:g>
                  <svg:desc>'Checksums (arm64)'.B3:'Checksums (arm64)'.H3</svg:desc>
                </draw:g>
              </table:table-cell>
              <table:table-cell office:value-type="float" office:value="16.083">
                <text:p>16.083</text:p>
              </table:table-cell>
              <table:table-cell office:value-type="float" office:value="17.376">
                <text:p>17.376</text:p>
              </table:table-cell>
              <table:table-cell office:value-type="float" office:value="17.825">
                <text:p>17.825</text:p>
              </table:table-cell>
              <table:table-cell office:value-type="float" office:value="17.567">
                <text:p>17.567</text:p>
              </table:table-cell>
              <table:table-cell office:value-type="float" office:value="10.328">
                <text:p>10.328</text:p>
              </table:table-cell>
              <table:table-cell office:value-type="float" office:value="9.382">
                <text:p>9.382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4.393">
                <text:p>4.393</text:p>
                <draw:g>
                  <svg:desc>'Checksums (arm64)'.B4:'Checksums (arm64)'.H4</svg:desc>
                </draw:g>
              </table:table-cell>
              <table:table-cell office:value-type="float" office:value="5.005">
                <text:p>5.005</text:p>
              </table:table-cell>
              <table:table-cell office:value-type="float" office:value="4.787">
                <text:p>4.787</text:p>
              </table:table-cell>
              <table:table-cell office:value-type="float" office:value="4.629">
                <text:p>4.629</text:p>
              </table:table-cell>
              <table:table-cell office:value-type="float" office:value="6.036">
                <text:p>6.036</text:p>
              </table:table-cell>
              <table:table-cell office:value-type="float" office:value="4.59">
                <text:p>4.59</text:p>
              </table:table-cell>
              <table:table-cell office:value-type="float" office:value="4.327">
                <text:p>4.327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2">
                <text:p>4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4.96392572944297">
                <text:p>4.96392572944297</text:p>
                <draw:g>
                  <svg:desc>'Checksums (arm64)'.B10:'Checksums (arm64)'.H10</svg:desc>
                </draw:g>
              </table:table-cell>
              <table:table-cell office:value-type="float" office:value="3.05384567555804">
                <text:p>3.05384567555804</text:p>
              </table:table-cell>
              <table:table-cell office:value-type="float" office:value="2.6560773480663">
                <text:p>2.6560773480663</text:p>
              </table:table-cell>
              <table:table-cell office:value-type="float" office:value="2.30619915848527">
                <text:p>2.30619915848527</text:p>
              </table:table-cell>
              <table:table-cell office:value-type="float" office:value="2.47031365628736">
                <text:p>2.47031365628736</text:p>
              </table:table-cell>
              <table:table-cell office:value-type="float" office:value="4.68164213787761">
                <text:p>4.68164213787761</text:p>
              </table:table-cell>
              <table:table-cell office:value-type="float" office:value="4.98667661479429">
                <text:p>4.98667661479429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10.6498975643069">
                <text:p>10.6498975643069</text:p>
                <draw:g>
                  <svg:desc>'Checksums (arm64)'.B11:'Checksums (arm64)'.H11</svg:desc>
                </draw:g>
              </table:table-cell>
              <table:table-cell office:value-type="float" office:value="9.81318681318681">
                <text:p>9.81318681318681</text:p>
              </table:table-cell>
              <table:table-cell office:value-type="float" office:value="9.64111134322122">
                <text:p>9.64111134322122</text:p>
              </table:table-cell>
              <table:table-cell office:value-type="float" office:value="8.88053575286239">
                <text:p>8.88053575286239</text:p>
              </table:table-cell>
              <table:table-cell office:value-type="float" office:value="7.1895294897283">
                <text:p>7.1895294897283</text:p>
              </table:table-cell>
              <table:table-cell office:value-type="float" office:value="10.5342047930283">
                <text:p>10.5342047930283</text:p>
              </table:table-cell>
              <table:table-cell office:value-type="float" office:value="10.8123411139358">
                <text:p>10.81234111393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rhash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OpenSSL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